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4">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lead-architect--nexxt"/>Lead Architect | Nexxt<text:bookmark-end text:name="lead-architect--nexxt"/></text:h>
      <text:p text:style-name="First_20_paragraph">Oct 2023 - Present</text:p>
      <text:p text:style-name="Text_20_body">Architected and developed scalable AI-driven solutions and integrations using .NET, C#, Angular, and TypeScript. Specialized in event-driven architecture, OpenAI GPT integration, and AWS cloud services.</text:p>
      <text:list text:style-name="L1">
        <text:list-item>
          <text:p text:style-name="P1">Developed enterprise AI Assistant for email composition, web-page building, and job postings</text:p>
        </text:list-item>
        <text:list-item>
          <text:p text:style-name="P1">Designed event-driven integration framework with robust data-validation mechanisms</text:p>
        </text:list-item>
        <text:list-item>
          <text:p text:style-name="P1">Implemented job-title-normalization algorithms with confidence scoring</text:p>
        </text:list-item>
        <text:list-item>
          <text:p text:style-name="P1">Built advanced admin interfaces and reporting dashboards</text:p>
        </text:list-item>
        <text:list-item>
          <text:p text:style-name="P1">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h text:style-name="Heading_20_3" text:outline-level="3"><text:bookmark-start text:name="mba-coursework-in-e-business-and-organizational-change"/>MBA Coursework in e-Business and Organizational Change<text:bookmark-end text:name="mba-coursework-in-e-business-and-organizational-change"/></text:h>
      <text:p text:style-name="First_20_paragraph"><text:span text:style-name="T1">Regent University</text:span> | 2000 - 2001</text:p>
      <text:h text:style-name="Heading_20_3" text:outline-level="3"><text:bookmark-start text:name="bachelor-of-science-in-business-administration"/>Bachelor of Science in Business Administration<text:bookmark-end text:name="bachelor-of-science-in-business-administration"/></text:h>
      <text:p text:style-name="First_20_paragraph"><text:span text:style-name="T1">Oral Roberts University</text:span> | 1997 - 2002 | GPA: 3.49</text:p>
      <text:h text:style-name="Heading_20_2" text:outline-level="2"><text:bookmark-start text:name="certifications"/>Certifications<text:bookmark-end text:name="certifications"/></text:h>
      <text:list text:style-name="L22">
        <text:list-item>
          <text:p text:style-name="P22">Dale Carnegie Course (2005-06)</text:p>
        </text:list-item>
        <text:list-item>
          <text:p text:style-name="P22">Microsoft Certified Solutions Developer (MCSD) (2005-06)</text:p>
        </text:list-item>
        <text:list-item>
          <text:p text:style-name="P22">Certified PC Troubleshooter, NRI Schools (2000-04)</text:p>
        </text:list-item>
        <text:list-item>
          <text:p text:style-name="P22">Certified in eCommerce Concepts, Brainbench.com (2000-01)</text:p>
        </text:list-item>
      </text:list>
      <text:h text:style-name="Heading_20_2" text:outline-level="2"><text:bookmark-start text:name="projects"/>Projects<text:bookmark-end text:name="projects"/></text:h>
      <text:list text:style-name="L23">
        <text:list-item>
          <text:p text:style-name="P23"><text:span text:style-name="T1">PromptPasta</text:span>: A VS Code extension that allows users to copy selected files as formatted markdown. <text:a xlink:type="simple" xlink:href="https://marketplace.visualstudio.com/items?itemName=RichardAdleta.promptpasta" office:name=""><text:span text:style-name="Definition">Link</text:span></text:a></text:p>
        </text:list-item>
        <text:list-item>
          <text:p text:style-name="P23"><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ink</text:span></text:a></text:p>
        </text:list-item>
        <text:list-item>
          <text:p text:style-name="P23"><text:span text:style-name="T1">Open Flash Chart</text:span>: .NET API for Flash Charting Component <text:a xlink:type="simple" xlink:href="http://teethgrinder.co.uk/open-flash-chart/" office:name=""><text:span text:style-name="Definition">Link</text:span></text:a></text:p>
        </text:list-item>
        <text:list-item>
          <text:p text:style-name="P23"><text:span text:style-name="T1">NAntContrib</text:span>: Submitted VssDelete task <text:a xlink:type="simple" xlink:href="http://nantcontrib.sourceforge.net/" office:name=""><text:span text:style-name="Definition">Link</text:span></text:a></text:p>
        </text:list-item>
        <text:list-item>
          <text:p text:style-name="P23"><text:span text:style-name="T1">Demeanor Add-in for Visual Studio .NET</text:span>: Developed a Microsoft C# .NET add-in for Wise Owl’s Demeanor obfuscation utility, enabling on-the-fly assembly obfuscation directly within the IDE</text:p>
        </text:list-item>
        <text:list-item>
          <text:p text:style-name="P23"><text:span text:style-name="T1">FasstScan</text:span>: Created a VB6 application enabling bank tellers to scan and save important documents and track banking information using COM, Microsoft Access, and scanning components</text:p>
        </text:list-item>
        <text:list-item>
          <text:p text:style-name="P23"><text:span text:style-name="T1">Billionhours.org</text:span>: Developed a web application using PHP, MySQL, and Corel Photo-Shop 9 to provide web exposure for a global organization’s project</text:p>
        </text:list-item>
      </text:list>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1" text:outline-level="1"><text:bookmark-start text:name="references"/>References<text:bookmark-end text:name="references"/></text:h>
      <text:p text:style-name="P24">“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4">— Bill Rybinski, Bill managed Richard directly (April 2025)</text:p>
      <text:p text:style-name="Horizontal_20_Line"/>
      <text:p text:style-name="P25">“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5">— Scott Wormington, Scott worked with Richard but on different teams (April 2025)</text:p>
      <text:p text:style-name="Horizontal_20_Line"/>
      <text:p text:style-name="P26">“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6">— Rich Milgram, Rich was senior to Richard but didn’t manage Richard directly (April 2025) (April 2025)</text:p>
      <text:p text:style-name="Horizontal_20_Line"/>
      <text:p text:style-name="P27">“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7">— Andrea Durlak, Andrea worked with Richard but on different teams (April 2025)</text:p>
      <text:p text:style-name="Horizontal_20_Line"/>
      <text:p text:style-name="P28">“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28">— Stephen Morrell, Stephen worked with Richard on the same team (April 2025)</text:p>
      <text:p text:style-name="Horizontal_20_Line"/>
      <text:p text:style-name="P29">“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29">— Kevin E. Schlabach, Kevin worked with Richard on the same team (January 2013)</text:p>
      <text:p text:style-name="Horizontal_20_Line"/>
      <text:p text:style-name="P30">“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0">— Spencer Creasey, Spencer reported directly to Richard (July 2011)</text:p>
      <text:p text:style-name="Horizontal_20_Line"/>
      <text:p text:style-name="P31">“Richard is a superb technical architect and lead developer who works effectively with his team and business partners to deliver value. I hope to have the pleasure of working with him again in the future.”</text:p>
      <text:p text:style-name="P31">— Thom Rossi, Thom managed Richard directly (June 2011)</text:p>
      <text:p text:style-name="Horizontal_20_Line"/>
      <text:p text:style-name="P32">“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2">— Mark Henderson, CFA, Mark worked with Richard but on different teams (June 2008)</text:p>
      <text:h text:style-name="Heading_20_2" text:outline-level="2"><text:bookmark-start text:name="additional-information"/>Additional Information<text:bookmark-end text:name="additional-information"/></text:h>
      <text:list text:style-name="L24">
        <text:list-item>
          <text:p text:style-name="P33"><text:span text:style-name="T2">About Me:</text:span> <text:a xlink:type="simple" xlink:href="https://www.richardadleta.com/about" office:name=""><text:span text:style-name="Definition">https://www.richardadleta.com/about</text:span></text:a></text:p>
        </text:list-item>
        <text:list-item>
          <text:p text:style-name="P33"><text:span text:style-name="T2">Resume:</text:span> <text:a xlink:type="simple" xlink:href="https://www.richardadleta.com/resume" office:name=""><text:span text:style-name="Definition">https://www.richardadleta.com/resume</text:span></text:a></text:p>
        </text:list-item>
        <text:list-item>
          <text:p text:style-name="P33"><text:span text:style-name="T2">GitHub:</text:span> <text:a xlink:type="simple" xlink:href="https://github.com/radleta" office:name=""><text:span text:style-name="Definition">https://github.com/radleta</text:span></text:a></text:p>
        </text:list-item>
        <text:list-item>
          <text:p text:style-name="P33"><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4-30T21:15:28Z</meta:creation-date>
    <dc:date>2025-04-30T21:15:28Z</dc:date>
  </office:meta>
</office:document-meta>
</file>